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Text_20_body">
      <style:text-properties style:font-name="Arial" fo:font-size="10pt" style:font-size-asian="10pt" style:font-size-complex="10pt"/>
    </style:style>
    <style:style style:name="P4" style:family="paragraph" style:parent-style-name="Text_20_body">
      <style:text-properties fo:color="#00ae00" style:font-name="Arial" fo:font-size="10pt" style:font-size-asian="10pt" style:font-size-complex="10pt"/>
    </style:style>
    <style:style style:name="T1" style:family="text">
      <style:text-properties fo:color="#00ae00"/>
    </style:style>
    <style:style style:name="T2" style:family="text">
      <style:text-properties fo:color="#0000f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danie edytora bootstrap3-wysihtml5</text:p>
      <text:p text:style-name="P1"/>
      <text:p text:style-name="P1">1. Pobieramy bibliotekę ze strony:</text:p>
      <text:p text:style-name="P1"/>
      <text:p text:style-name="P1"><text:a xlink:type="simple" xlink:href="https://github.com/schnawel007/bootstrap3-wysihtml5">https://github.com/schnawel007/bootstrap3-wysihtml5</text:a></text:p>
      <text:p text:style-name="P1"/>
      <text:p text:style-name="P1">2. Wgrywamy do projektu pliki:</text:p>
      <text:p text:style-name="P1"/>
      <text:p text:style-name="P3">web\bundles\blog\css\<text:span text:style-name="T1">editor\bootstrap3-wysiwyg5-color.css </text:span></text:p>
      <text:p text:style-name="P3">web\bundles\blog\css\<text:span text:style-name="T1">editor\bootstrap3-wysiwyg5.css</text:span> </text:p>
      <text:p text:style-name="P3">web\bundles\blog\js\<text:span text:style-name="T1">editor\bootstrap3-wysihtml5.js</text:span> </text:p>
      <text:p text:style-name="P3">web\bundles\blog\js\<text:span text:style-name="T1">editor\wysihtml5-0.3.0.js</text:span> </text:p>
      <text:p text:style-name="P3">web\bundles\blog\js\<text:span text:style-name="T1">editor\wysihtml5-0.3.0.min.js</text:span> </text:p>
      <text:p text:style-name="P3">web\bundles\blog\js\<text:span text:style-name="T1">editor\locales\...</text:span> </text:p>
      <text:p text:style-name="P3"/>
      <text:p text:style-name="P3">3. Podłączmy pliki do templatek:</text:p>
      <text:p text:style-name="P3">src\BlogAdminBundle\Resources\views\Post\<text:span text:style-name="T2">new.html.twig</text:span> </text:p>
      <text:p text:style-name="P3">src\BlogAdminBundle\Resources\views\Post\<text:span text:style-name="T2">edit.html.twig</text:span> </text:p>
      <text:p text:style-name="P3"/>
      <text:p text:style-name="P3">{% block stylesheets %}</text:p>
      <text:p text:style-name="P4"><text:s text:c="4"/>&lt;link href="{{ asset('bundles/blog/css/editor/bootstrap3-wysiwyg5.css') }}" rel="stylesheet" type="text/css" media="all" /&gt;</text:p>
      <text:p text:style-name="P3">{% endblock %}</text:p>
      <text:p text:style-name="P3"/>
      <text:p text:style-name="P3">{% block javascripts %}</text:p>
      <text:p text:style-name="P4"><text:s text:c="4"/>&lt;script src="{{ asset('bundles/blog/js/editor/wysihtml5-0.3.0.js') }}"&gt;&lt;/script&gt;</text:p>
      <text:p text:style-name="P4"><text:s text:c="4"/>&lt;script src="{{ asset('bundles/blog/js/editor/bootstrap3-wysihtml5.js') }}"&gt;&lt;/script&gt;</text:p>
      <text:p text:style-name="P4"><text:s text:c="4"/>&lt;script type="text/javascript"&gt;</text:p>
      <text:p text:style-name="P4"><text:s text:c="8"/>$('.textarea-excerpt').wysihtml5({ html: true }); <text:s text:c="3"/></text:p>
      <text:p text:style-name="P4"><text:s text:c="8"/>$('.textarea-content').wysihtml5({</text:p>
      <text:p text:style-name="P4"><text:s text:c="12"/>stylesheets: ["{{ asset('bundles/blog/css/editor/bootstrap3-wysiwyg5-color.css') }}"],</text:p>
      <text:p text:style-name="P4"><text:s text:c="12"/>color: true,</text:p>
      <text:p text:style-name="P4"><text:s text:c="12"/>html: true</text:p>
      <text:p text:style-name="P4"><text:s text:c="8"/>});</text:p>
      <text:p text:style-name="P4"><text:s text:c="4"/>&lt;/script&gt;</text:p>
      <text:p text:style-name="P3">{% endblock %}</text:p>
      <text:p text:style-name="P3"/>
      <text:p text:style-name="P3">src\BlogAdminBundle\Resources\views\Post\<text:span text:style-name="T2">new.html.twig</text:span> </text:p>
      <text:p text:style-name="P3"/>
      <text:p text:style-name="P3"><text:s text:c="16"/>&lt;div class="form-group {% if form_errors(form.excerpt) %} has-error {% endif %}"&gt;</text:p>
      <text:p text:style-name="P3"><text:s text:c="20"/>{{ form_label(form.excerpt) }}</text:p>
      <text:p text:style-name="P3"><text:s text:c="20"/>{{ form_widget(form.excerpt, { 'attr': {'class': 'form-control <text:span text:style-name="T1">textarea-excerpt</text:span>'} }) }}</text:p>
      <text:p text:style-name="P3"><text:s text:c="20"/>{{ form_errors(form.excerpt) }}</text:p>
      <text:p text:style-name="P3"><text:s text:c="16"/>&lt;/div&gt;</text:p>
      <text:p text:style-name="P3"><text:soft-page-break/><text:s text:c="16"/>&lt;div class="form-group {% if form_errors(form.content) %} has-error {% endif %}"&gt;</text:p>
      <text:p text:style-name="P3"><text:s text:c="20"/>{{ form_label(form.content) }} *</text:p>
      <text:p text:style-name="P3"><text:s text:c="20"/>{{ form_widget(form.content, { 'attr': {'class': 'form-control <text:span text:style-name="T1">textarea-content</text:span>'} }) }}</text:p>
      <text:p text:style-name="P3"><text:s text:c="20"/>{{ form_errors(form.content) }}</text:p>
      <text:p text:style-name="P3"><text:s text:c="16"/>&lt;/div&gt;</text:p>
      <text:p text:style-name="P3"/>
      <text:p text:style-name="P3">src\BlogAdminBundle\Resources\views\Post\<text:span text:style-name="T2">edit.html.twig</text:span> </text:p>
      <text:p text:style-name="P3"/>
      <text:p text:style-name="P3"><text:s text:c="16"/>&lt;div class="form-group {% if form_errors(edit_form.excerpt) %} has-error {% endif %}"&gt;</text:p>
      <text:p text:style-name="P3"><text:s text:c="20"/>{{ form_label(edit_form.excerpt) }}</text:p>
      <text:p text:style-name="P3"><text:s text:c="20"/>{{ form_widget(edit_form.excerpt, { 'attr': {'class': 'form-control <text:span text:style-name="T1">textarea-excerpt</text:span>'} }) }}</text:p>
      <text:p text:style-name="P3"><text:s text:c="20"/>{{ form_errors(edit_form.excerpt) }}</text:p>
      <text:p text:style-name="P3"><text:s text:c="16"/>&lt;/div&gt;</text:p>
      <text:p text:style-name="P3"><text:s text:c="16"/>&lt;div class="form-group {% if form_errors(edit_form.content) %} has-error {% endif %}"&gt;</text:p>
      <text:p text:style-name="P3"><text:s text:c="20"/>{{ form_label(edit_form.content) }} *</text:p>
      <text:p text:style-name="P3"><text:s text:c="20"/>{{ form_widget(edit_form.content, { 'attr': {'class': 'form-control <text:span text:style-name="T1">textarea-content</text:span>'} }) }}</text:p>
      <text:p text:style-name="P3"><text:s text:c="20"/>{{ form_errors(edit_form.content) }}</text:p>
      <text:p text:style-name="P3"><text:s text:c="16"/>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8M43S</meta:editing-duration>
    <meta:editing-cycles>14</meta:editing-cycles>
    <meta:generator>OpenOffice.org/3.3$Win32 OpenOffice.org_project/330m20$Build-9567</meta:generator>
    <dc:date>2016-01-27T16:13:27.97</dc:date>
    <dc:creator>szymon idczak</dc:creator>
    <meta:document-statistic meta:table-count="0" meta:image-count="0" meta:object-count="0" meta:page-count="2" meta:paragraph-count="50" meta:word-count="182" meta:character-count="2733"/>
    <meta:user-defined meta:name="Info 1"/>
    <meta:user-defined meta:name="Info 2"/>
    <meta:user-defined meta:name="Info 3"/>
    <meta:user-defined meta:name="Info 4"/>
  </office:meta>
</office:document-meta>
</file>